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01d" officeooo:paragraph-rsid="0010201d"/>
    </style:style>
    <style:style style:name="P2" style:family="paragraph" style:parent-style-name="Standard">
      <style:text-properties officeooo:rsid="0011da70" officeooo:paragraph-rsid="0011d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orsEverywhere Documentation</text:p>
      <text:p text:style-name="P1"/>
      <text:p text:style-name="P2">push to git from se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1:44:42.698730797</meta:creation-date>
    <dc:date>2016-08-20T22:22:10.522374597</dc:date>
    <meta:editing-duration>PT10H22M17S</meta:editing-duration>
    <meta:editing-cycles>1</meta:editing-cycles>
    <meta:document-statistic meta:table-count="0" meta:image-count="0" meta:object-count="0" meta:page-count="1" meta:paragraph-count="2" meta:word-count="8" meta:character-count="57" meta:non-whitespace-character-count="51"/>
    <meta:generator>LibreOffice/4.2.8.2$Linux_X86_64 LibreOffice_project/420m0$Build-2</meta:generator>
  </office:meta>
</office:document-meta>
</file>